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0.56pt"/>
    </style:style>
    <style:style style:name="co2" style:family="table-column">
      <style:table-column-properties fo:break-before="auto" style:column-width="136.09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176.4pt"/>
    </style:style>
    <style:style style:name="co5" style:family="table-column">
      <style:table-column-properties fo:break-before="auto" style:column-width="166pt"/>
    </style:style>
    <style:style style:name="co6" style:family="table-column">
      <style:table-column-properties fo:break-before="auto" style:column-width="253.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180.54pt"/>
    </style:style>
    <style:style style:name="co9" style:family="table-column">
      <style:table-column-properties fo:break-before="auto" style:column-width="125.69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bfbf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Requirements</text:p>
          </table:table-cell>
          <table:table-cell table:style-name="ce6" office:value-type="string" calcext:value-type="string">
            <text:p>Test scenario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Description</text:p>
          </table:table-cell>
          <table:table-cell table:style-name="ce6" office:value-type="string" calcext:value-type="string">
            <text:p>Preconditions</text:p>
          </table:table-cell>
          <table:table-cell table:style-name="ce9" office:value-type="string" calcext:value-type="string">
            <text:p>Test Steps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Types of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1. Fast, Stable</text:p>
            <text:p> and Secure Web Hosting</text:p>
          </table:table-cell>
          <table:table-cell table:style-name="ce7" office:value-type="string" calcext:value-type="string">
            <text:p>1.1. Verify Page Load Time</text:p>
          </table:table-cell>
          <table:table-cell table:style-name="ce10" office:value-type="float" office:value="101" calcext:value-type="float">
            <text:p>101</text:p>
          </table:table-cell>
          <table:table-cell table:style-name="ce7" office:value-type="string" calcext:value-type="string">
            <text:p>This test verifies that the web</text:p>
            <text:p> hosting ensures an average</text:p>
            <text:p> page load time of less</text:p>
            <text:p> than 2 seconds.</text:p>
          </table:table-cell>
          <table:table-cell table:style-name="ce7" office:value-type="string" calcext:value-type="string">
            <text:p>Access to the portal</text:p>
          </table:table-cell>
          <table:table-cell table:style-name="ce7" office:value-type="string" calcext:value-type="string">
            <text:p>1. Open the page</text:p>
            <text:p> https://prometheusqastage1.wixsite.com/skybot</text:p>
            <text:p>2. Press any button from the menu</text:p>
            <text:p>3. Run the measurement</text:p>
          </table:table-cell>
          <table:table-cell table:style-name="ce12" office:value-type="string" calcext:value-type="string">
            <text:p>The average page load time</text:p>
            <text:p> is less than 2 seconds.</text:p>
          </table:table-cell>
          <table:table-cell table:style-name="ce6"/>
          <table:table-cell table:style-name="ce12" office:value-type="string" calcext:value-type="string">
            <text:p>Performance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7" office:value-type="string" calcext:value-type="string">
            <text:p>1.2. Check for 24/7 Support</text:p>
          </table:table-cell>
          <table:table-cell table:style-name="ce10" office:value-type="float" office:value="102" calcext:value-type="float">
            <text:p>102</text:p>
          </table:table-cell>
          <table:table-cell table:style-name="ce8" office:value-type="string" calcext:value-type="string">
            <text:p>Verify the availability of 24/7</text:p>
            <text:p> technical support through</text:p>
            <text:p> various contact channels</text:p>
            <text:p> (chat)</text:p>
          </table:table-cell>
          <table:table-cell table:style-name="ce7" office:value-type="string" calcext:value-type="string">
            <text:p>Access to the portal</text:p>
          </table:table-cell>
          <table:table-cell table:style-name="ce8" office:value-type="string" calcext:value-type="string">
            <text:p>1. Open the portal</text:p>
            <text:p>1. Press the button "Let'sChat"</text:p>
            <text:p>3. Write any text in the field "Write your message"</text:p>
            <text:p>4. Press the button sent</text:p>
          </table:table-cell>
          <table:table-cell table:style-name="ce8" office:value-type="string" calcext:value-type="string">
            <text:p>Technical support is available</text:p>
            <text:p> 24/7 through Let'sChat </text:p>
            <text:p>channel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>
            <text:p>2. The portal must have </text:p>
            <text:p>a mobile version that</text:p>
            <text:p> operates quickly on </text:p>
            <text:p>mobile devices</text:p>
          </table:table-cell>
          <table:table-cell table:style-name="ce7" office:value-type="string" calcext:value-type="string">
            <text:p>2.1. Cross-Device Testing</text:p>
          </table:table-cell>
          <table:table-cell table:style-name="ce11" office:value-type="string" calcext:value-type="string">
            <text:p>201</text:p>
          </table:table-cell>
          <table:table-cell table:style-name="ce7" office:value-type="string" calcext:value-type="string">
            <text:p>Verify the stable operation of the</text:p>
            <text:p> mobile version across different</text:p>
            <text:p> devices and operating systems.</text:p>
          </table:table-cell>
          <table:table-cell table:style-name="ce7" office:value-type="string" calcext:value-type="string">
            <text:p>Access to multiple mobile devices</text:p>
            <text:p> with different screen sizes</text:p>
            <text:p> and operating systems</text:p>
          </table:table-cell>
          <table:table-cell table:style-name="ce8" office:value-type="string" calcext:value-type="string">
            <text:p>1. Open the portal URL on various mobile</text:p>
            <text:p> devices (iOS and Android).</text:p>
            <text:p>2. Navigate through different sections of the portal</text:p>
          </table:table-cell>
          <table:table-cell table:style-name="ce7" office:value-type="string" calcext:value-type="string">
            <text:p>The mobile version should</text:p>
            <text:p> function consistently and stably </text:p>
            <text:p>across different devices and</text:p>
            <text:p> operating systems</text:p>
          </table:table-cell>
          <table:table-cell table:style-name="ce8" office:value-type="string" calcext:value-type="string">
            <text:p>Mobile version has</text:p>
            <text:p> gorizontal menu</text:p>
          </table:table-cell>
          <table:table-cell table:style-name="ce8" office:value-type="string" calcext:value-type="string">
            <text:p>Сompatibility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>
            <text:p>2.2. Compatibility with</text:p>
            <text:p> Major Browsers</text:p>
          </table:table-cell>
          <table:table-cell table:style-name="ce10" office:value-type="float" office:value="202" calcext:value-type="float">
            <text:p>202</text:p>
          </table:table-cell>
          <table:table-cell table:style-name="ce7" office:value-type="string" calcext:value-type="string">
            <text:p>Verify that the mobile version works </text:p>
            <text:p>correctly on major mobile browsers </text:p>
            <text:p>(Chrome, Safari, Firefox)</text:p>
          </table:table-cell>
          <table:table-cell table:style-name="ce8" office:value-type="string" calcext:value-type="string">
            <text:p>Access to mobile devices</text:p>
            <text:p> with Chrome, Safari</text:p>
            <text:p> and Firefox installed</text:p>
          </table:table-cell>
          <table:table-cell table:style-name="ce8" office:value-type="string" calcext:value-type="string">
            <text:p>1. Open the portal URL on Chrome.</text:p>
            <text:p>2. Open the portal URL on Safari.</text:p>
            <text:p>3. Open the portal URL on Firefox.</text:p>
          </table:table-cell>
          <table:table-cell table:style-name="ce8" office:value-type="string" calcext:value-type="string">
            <text:p>The mobile version should display</text:p>
            <text:p> and function correctly</text:p>
            <text:p> on Chrome, Safari, and Firefox</text:p>
          </table:table-cell>
          <table:table-cell table:style-name="ce3"/>
          <table:table-cell table:style-name="ce8" office:value-type="string" calcext:value-type="string">
            <text:p>Сompatibility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>
            <text:p>2.3. Compatibility with Major</text:p>
            <text:p> Mobile</text:p>
            <text:p> Operating Systems</text:p>
          </table:table-cell>
          <table:table-cell table:style-name="ce10" office:value-type="float" office:value="203" calcext:value-type="float">
            <text:p>203</text:p>
          </table:table-cell>
          <table:table-cell table:style-name="ce7" office:value-type="string" calcext:value-type="string">
            <text:p>Verify that the portal is compatible</text:p>
            <text:p> with</text:p>
            <text:p>major mobile operating systems</text:p>
            <text:p> (iOS, Android</text:p>
          </table:table-cell>
          <table:table-cell table:style-name="ce8" office:value-type="string" calcext:value-type="string">
            <text:p>Access to mobile devices running</text:p>
            <text:p> iOS and </text:p>
            <text:p>Android</text:p>
          </table:table-cell>
          <table:table-cell table:style-name="ce8" office:value-type="string" calcext:value-type="string">
            <text:p>1. Open the portal URL on an iOS device.</text:p>
            <text:p>2. Open the portal URL on an Android device</text:p>
          </table:table-cell>
          <table:table-cell table:style-name="ce8" office:value-type="string" calcext:value-type="string">
            <text:p>The portal should function correctly</text:p>
            <text:p> on both iOS and</text:p>
            <text:p> Android devices</text:p>
          </table:table-cell>
          <table:table-cell table:style-name="ce3"/>
          <table:table-cell table:style-name="ce7" office:value-type="string" calcext:value-type="string">
            <text:p>Сompatibility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"/>
          <table:table-cell table:style-name="ce8" office:value-type="string" calcext:value-type="string">
            <text:p>2.4. Use of Large Interface</text:p>
            <text:p> Elements</text:p>
          </table:table-cell>
          <table:table-cell table:style-name="ce10" office:value-type="float" office:value="204" calcext:value-type="float">
            <text:p>204</text:p>
          </table:table-cell>
          <table:table-cell table:style-name="ce8" office:value-type="string" calcext:value-type="string">
            <text:p>Verify the use of large buttons and</text:p>
            <text:p> other interface elements for ease</text:p>
            <text:p> of tapping on small screens.</text:p>
          </table:table-cell>
          <table:table-cell table:style-name="ce8" office:value-type="string" calcext:value-type="string">
            <text:p>Access to a mobile device</text:p>
            <text:p> with a touch screen</text:p>
          </table:table-cell>
          <table:table-cell table:style-name="ce8" office:value-type="string" calcext:value-type="string">
            <text:p>1. Open the mobile browser.</text:p>
            <text:p>2. Enter the portal URL.</text:p>
            <text:p>3. Identify and interact with interface elements</text:p>
            <text:p> such as buttons</text:p>
          </table:table-cell>
          <table:table-cell table:style-name="ce8" office:value-type="string" calcext:value-type="string">
            <text:p>Interface elements should be large </text:p>
            <text:p>enough to facilitate</text:p>
            <text:p> easy tapping on small mobile screens</text:p>
          </table:table-cell>
          <table:table-cell table:style-name="ce8"/>
          <table:table-cell table:style-name="ce8" office:value-type="string" calcext:value-type="string">
            <text:p>Usability testing/</text:p>
            <text:p>Accessibility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3. Convenient and Intuitive</text:p>
            <text:p> Design with the Ability to</text:p>
            <text:p> Update</text:p>
          </table:table-cell>
          <table:table-cell table:style-name="ce8" office:value-type="string" calcext:value-type="string">
            <text:p>3.1. Simplicity of Navigation</text:p>
          </table:table-cell>
          <table:table-cell table:style-name="ce10" office:value-type="float" office:value="301" calcext:value-type="float">
            <text:p>301</text:p>
          </table:table-cell>
          <table:table-cell table:style-name="ce8" office:value-type="string" calcext:value-type="string">
            <text:p>Verify that the portal's structure is</text:p>
            <text:p> logical and understandable,</text:p>
            <text:p> with clearly defined sections</text:p>
            <text:p> and subsections</text:p>
          </table:table-cell>
          <table:table-cell table:style-name="ce8" office:value-type="string" calcext:value-type="string">
            <text:p>Access to the portal</text:p>
          </table:table-cell>
          <table:table-cell table:style-name="ce8" office:value-type="string" calcext:value-type="string">
            <text:p>1. Open the portal homepage.</text:p>
            <text:p>2. Navigate through various sections and</text:p>
            <text:p> subsections.</text:p>
            <text:p>3. Perform a set of common tasks</text:p>
            <text:p> (finding a specific article, accessing account </text:p>
            <text:p>settings)</text:p>
          </table:table-cell>
          <table:table-cell table:style-name="ce8" office:value-type="string" calcext:value-type="string">
            <text:p>The portal structure should be</text:p>
            <text:p> logical and understandable with</text:p>
            <text:p> clearly defined sections and</text:p>
            <text:p> subsections, enabling users</text:p>
            <text:p> to perform tasks with ease.</text:p>
          </table:table-cell>
          <table:table-cell table:style-name="ce8" office:value-type="string" calcext:value-type="string">
            <text:p>The portal structure  is not</text:p>
            <text:p> logical and difficult to</text:p>
            <text:p> understand where</text:p>
            <text:p> defined sections and</text:p>
            <text:p> subsections.</text:p>
          </table:table-cell>
          <table:table-cell table:style-name="ce8" office:value-type="string" calcext:value-type="string">
            <text:p>Usability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>
            <text:p>3.2. Unified Style</text:p>
          </table:table-cell>
          <table:table-cell table:style-name="ce10" office:value-type="float" office:value="302" calcext:value-type="float">
            <text:p>302</text:p>
          </table:table-cell>
          <table:table-cell table:style-name="ce8" office:value-type="string" calcext:value-type="string">
            <text:p>Verify the use of a consistent style</text:p>
            <text:p> for all design elements (fonts, colors,</text:p>
            <text:p> buttons)</text:p>
          </table:table-cell>
          <table:table-cell table:style-name="ce7" office:value-type="string" calcext:value-type="string">
            <text:p>Access to the portal</text:p>
          </table:table-cell>
          <table:table-cell table:style-name="ce8" office:value-type="string" calcext:value-type="string">
            <text:p>1. Inspect various sections and pages of</text:p>
            <text:p> the portal.</text:p>
            <text:p>2. Identify and compare the style used for </text:p>
            <text:p>fonts, colors, and buttons</text:p>
          </table:table-cell>
          <table:table-cell table:style-name="ce8" office:value-type="string" calcext:value-type="string">
            <text:p>All design elements should use </text:p>
            <text:p>a consistent style, ensuring</text:p>
            <text:p> a unified look and feel</text:p>
          </table:table-cell>
          <table:table-cell table:style-name="ce3"/>
          <table:table-cell table:style-name="ce7" office:value-type="string" calcext:value-type="string">
            <text:p>UI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>
            <text:p>3.3. <text:s/>Screen Adaptation</text:p>
          </table:table-cell>
          <table:table-cell table:style-name="ce10" office:value-type="float" office:value="303" calcext:value-type="float">
            <text:p>303</text:p>
          </table:table-cell>
          <table:table-cell table:style-name="ce8" office:value-type="string" calcext:value-type="string">
            <text:p>Verify that the design adapts</text:p>
            <text:p> automatically to different screen</text:p>
            <text:p> sizes (mobile phones, tablets, </text:p>
            <text:p>desktop computers)</text:p>
          </table:table-cell>
          <table:table-cell table:style-name="ce8" office:value-type="string" calcext:value-type="string">
            <text:p>Access to different devices</text:p>
            <text:p> (mobile, tablet, desktop)</text:p>
          </table:table-cell>
          <table:table-cell table:style-name="ce8" office:value-type="string" calcext:value-type="string">
            <text:p>1. Open the portal on different devices.</text:p>
            <text:p>2. Inspect how the design adapts to different</text:p>
            <text:p> screen sizes</text:p>
          </table:table-cell>
          <table:table-cell table:style-name="ce8" office:value-type="string" calcext:value-type="string">
            <text:p>The design should adapt</text:p>
            <text:p> automatically to different screen </text:p>
            <text:p>sizes, providing a consistent user</text:p>
            <text:p> experience across</text:p>
            <text:p> devices</text:p>
          </table:table-cell>
          <table:table-cell table:style-name="ce3"/>
          <table:table-cell table:style-name="ce8" office:value-type="string" calcext:value-type="string">
            <text:p>Responsive testing/</text:p>
            <text:p>Сompatibility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>
            <text:p>3.4. Usability Testing</text:p>
            <text:p> with Real Users</text:p>
          </table:table-cell>
          <table:table-cell table:style-name="ce10" office:value-type="float" office:value="304" calcext:value-type="float">
            <text:p>304</text:p>
          </table:table-cell>
          <table:table-cell table:style-name="ce8" office:value-type="string" calcext:value-type="string">
            <text:p>Conduct usability testing with real</text:p>
            <text:p> users to identify weaknesses in</text:p>
            <text:p> the design and make necessary</text:p>
            <text:p> improvements</text:p>
          </table:table-cell>
          <table:table-cell table:style-name="ce8" office:value-type="string" calcext:value-type="string">
            <text:p>Access to a group of real users</text:p>
            <text:p> for testing</text:p>
          </table:table-cell>
          <table:table-cell table:style-name="ce8" office:value-type="string" calcext:value-type="string">
            <text:p>1. Conduct usability testing sessions with real users.</text:p>
            <text:p>2. Collect feedback and identify weaknesses</text:p>
            <text:p> in the design.</text:p>
            <text:p>3. Make necessary improvements based on feedback</text:p>
          </table:table-cell>
          <table:table-cell table:style-name="ce8" office:value-type="string" calcext:value-type="string">
            <text:p>Usability testing should identify</text:p>
            <text:p> weaknesses in the design,</text:p>
            <text:p> leading to improvements</text:p>
            <text:p> that enhance the user</text:p>
            <text:p> experience</text:p>
          </table:table-cell>
          <table:table-cell table:style-name="ce3"/>
          <table:table-cell table:style-name="ce8" office:value-type="string" calcext:value-type="string">
            <text:p>Usability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4. Stable operation</text:p>
            <text:p> of the frontend</text:p>
          </table:table-cell>
          <table:table-cell table:style-name="ce8" office:value-type="string" calcext:value-type="string">
            <text:p>4.1. Caching</text:p>
          </table:table-cell>
          <table:table-cell table:style-name="ce10" office:value-type="float" office:value="401" calcext:value-type="float">
            <text:p>401</text:p>
          </table:table-cell>
          <table:table-cell table:style-name="ce8" office:value-type="string" calcext:value-type="string">
            <text:p>Verify if client-side caching is used</text:p>
            <text:p> to reduce the loading time of</text:p>
            <text:p> subsequent requests</text:p>
          </table:table-cell>
          <table:table-cell table:style-name="ce8" office:value-type="string" calcext:value-type="string">
            <text:p>The client's browser support</text:p>
            <text:p>a caching mechanisms</text:p>
          </table:table-cell>
          <table:table-cell table:style-name="ce8" office:value-type="string" calcext:value-type="string">
            <text:p>1. Navigate to various pages of the portal.</text:p>
            <text:p>2. Reload the page and check if resources</text:p>
            <text:p> (especially images and styles)</text:p>
            <text:p> are loaded from the browser cache.</text:p>
          </table:table-cell>
          <table:table-cell table:style-name="ce8" office:value-type="string" calcext:value-type="string">
            <text:p>Resources are loaded from</text:p>
            <text:p> the browser cache, reducing</text:p>
            <text:p> the loading time of subsequent</text:p>
            <text:p> requests</text:p>
          </table:table-cell>
          <table:table-cell table:style-name="ce3"/>
          <table:table-cell table:style-name="ce8" office:value-type="string" calcext:value-type="string">
            <text:p>Performance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>
            <text:p>4.2. WCAG Compliance</text:p>
          </table:table-cell>
          <table:table-cell table:style-name="ce10" office:value-type="float" office:value="402" calcext:value-type="float">
            <text:p>402</text:p>
          </table:table-cell>
          <table:table-cell table:style-name="ce8" office:value-type="string" calcext:value-type="string">
            <text:p>Verify compliance with Web Content</text:p>
            <text:p> Accessibility Guidelines (WCAG)</text:p>
            <text:p> to ensure accessibility for users</text:p>
            <text:p> with disabilities</text:p>
          </table:table-cell>
          <table:table-cell table:style-name="ce7" office:value-type="string" calcext:value-type="string">
            <text:p>Access to the portal</text:p>
          </table:table-cell>
          <table:table-cell table:style-name="ce8" office:value-type="string" calcext:value-type="string">
            <text:p>1. Open the portal in a web browser.</text:p>
            <text:p>2. Inspect various elements to check if WCAG </text:p>
            <text:p>recommendations are followed, including:</text:p>
            <text:p>Presence of alternative text descriptions for images.</text:p>
            <text:p>Clear focus indicators for interactive elements.</text:p>
            <text:p>Accessibility of multimedia content such as</text:p>
            <text:p> videos and audio.</text:p>
          </table:table-cell>
          <table:table-cell table:style-name="ce8" office:value-type="string" calcext:value-type="string">
            <text:p>Users with disabilities can navigate</text:p>
            <text:p>and interact with the portal effectively.</text:p>
            <text:p>All essential functionalities are</text:p>
            <text:p> accessible via keyboard navigation</text:p>
            <text:p> and assistive technologies.</text:p>
            <text:p>There are no barriers preventing users</text:p>
            <text:p> from accessing content- </text:p>
          </table:table-cell>
          <table:table-cell table:style-name="ce8" office:value-type="string" calcext:value-type="string">
            <text:p>The portal does not meet</text:p>
            <text:p> accessibility requirements</text:p>
            <text:p> for people with disabilities. </text:p>
            <text:p>Fonts under product descriptions</text:p>
            <text:p> vary in size, site navigation</text:p>
            <text:p> is not user-friendly, </text:p>
            <text:p>and voice search functionality</text:p>
            <text:p> is absent</text:p>
          </table:table-cell>
          <table:table-cell table:style-name="ce8" office:value-type="string" calcext:value-type="string">
            <text:p>Accessibility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>
            <text:p>4.3. Intuitive Interface</text:p>
          </table:table-cell>
          <table:table-cell table:style-name="ce10" office:value-type="float" office:value="403" calcext:value-type="float">
            <text:p>403</text:p>
          </table:table-cell>
          <table:table-cell table:style-name="ce8" office:value-type="string" calcext:value-type="string">
            <text:p>Verify if the portal provides</text:p>
            <text:p> an intuitive interface for users</text:p>
          </table:table-cell>
          <table:table-cell table:style-name="ce7" office:value-type="string" calcext:value-type="string">
            <text:p>Access to the portal</text:p>
          </table:table-cell>
          <table:table-cell table:style-name="ce8" office:value-type="string" calcext:value-type="string">
            <text:p>1. Conduct a brief demonstration of the portal to</text:p>
            <text:p> new users, providing minimal guidance or prompts.</text:p>
            <text:p>2. Ask users to perform basic tasks independently, </text:p>
            <text:p>such as:</text:p>
            <text:p>Searching for a product.</text:p>
            <text:p>Adding an item to the cart.</text:p>
            <text:p>Proceeding to checkout and placing an order.</text:p>
          </table:table-cell>
          <table:table-cell table:style-name="ce8" office:value-type="string" calcext:value-type="string">
            <text:p>Users are able to navigate the portal </text:p>
            <text:p>easily and complete the tasks</text:p>
            <text:p> without additional explanations. </text:p>
            <text:p>Actions like product search,</text:p>
            <text:p> adding items to the cart </text:p>
            <text:p>and checkout process are</text:p>
            <text:p> straightforward and intuitive.</text:p>
            <text:p>Users can understand the purpose</text:p>
            <text:p> and functionality of</text:p>
            <text:p> interface elements (e.g., buttons,</text:p>
            <text:p> navigation links) without confusion</text:p>
          </table:table-cell>
          <table:table-cell table:style-name="ce8" office:value-type="string" calcext:value-type="string">
            <text:p>The portal interface is</text:p>
            <text:p> not intuitive for users;</text:p>
            <text:p> there are duplicate buttons,</text:p>
            <text:p> numerous fill-in forms,</text:p>
            <text:p> and the main menu buttons</text:p>
            <text:p> are arranged in reverse order</text:p>
          </table:table-cell>
          <table:table-cell table:style-name="ce8" office:value-type="string" calcext:value-type="string">
            <text:p>Usability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5. Fast Checkout Process</text:p>
          </table:table-cell>
          <table:table-cell table:style-name="ce8" office:value-type="string" calcext:value-type="string">
            <text:p>5.1. Fast Checkout Process</text:p>
          </table:table-cell>
          <table:table-cell table:style-name="ce10" office:value-type="float" office:value="501" calcext:value-type="float">
            <text:p>501</text:p>
          </table:table-cell>
          <table:table-cell table:style-name="ce8" office:value-type="string" calcext:value-type="string">
            <text:p>Verify that the checkout process</text:p>
            <text:p> meets the requirement of being</text:p>
            <text:p> fast, intuitive, and with minimal</text:p>
            <text:p> steps required to complete</text:p>
            <text:p> a purchase.</text:p>
          </table:table-cell>
          <table:table-cell table:style-name="ce8" office:value-type="string" calcext:value-type="string">
            <text:p>User is logged in </text:p>
            <text:p>(if account registration is required)</text:p>
            <text:p> or is proceeding as a guest.</text:p>
            <text:p>Shopping cart contains items</text:p>
            <text:p> ready for checkout</text:p>
          </table:table-cell>
          <table:table-cell table:style-name="ce8" office:value-type="string" calcext:value-type="string">
            <text:p>1. Navigate to the checkout page.</text:p>
            <text:p>2. Verify that the entire checkout</text:p>
            <text:p> process is completed on</text:p>
            <text:p> a single page without the need</text:p>
            <text:p> to navigate through multiple pages</text:p>
          </table:table-cell>
          <table:table-cell table:style-name="ce8" office:value-type="string" calcext:value-type="string">
            <text:p>The entire checkout process is</text:p>
            <text:p> completed on a single page or</text:p>
            <text:p> minimal steps</text:p>
          </table:table-cell>
          <table:table-cell table:style-name="ce3"/>
          <table:table-cell table:style-name="ce8" office:value-type="string" calcext:value-type="string">
            <text:p>Functional testing/</text:p>
            <text:p>User experience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6. Provide comprehensive</text:p>
            <text:p> and informative information</text:p>
            <text:p> about each electric</text:p>
            <text:p> vehicle model,</text:p>
            <text:p> including a detailed</text:p>
            <text:p> overview of technical</text:p>
            <text:p> specifications,</text:p>
            <text:p> features, and other</text:p>
            <text:p> important information</text:p>
          </table:table-cell>
          <table:table-cell table:style-name="ce8" office:value-type="string" calcext:value-type="string">
            <text:p>6.1. Viewing Electric Vehicles</text:p>
            <text:p> List</text:p>
          </table:table-cell>
          <table:table-cell table:style-name="ce10" office:value-type="float" office:value="601" calcext:value-type="float">
            <text:p>601</text:p>
          </table:table-cell>
          <table:table-cell table:style-name="ce8" office:value-type="string" calcext:value-type="string">
            <text:p>Verify the user's ability</text:p>
            <text:p> to view available electric vehicles</text:p>
            <text:p> on the portal</text:p>
          </table:table-cell>
          <table:table-cell table:style-name="ce8" office:value-type="string" calcext:value-type="string">
            <text:p>User is on the portal's</text:p>
            <text:p> homepage</text:p>
          </table:table-cell>
          <table:table-cell table:style-name="ce8" office:value-type="string" calcext:value-type="string">
            <text:p>1. Navigate to the catalog or list of products page.</text:p>
            <text:p>2. Review the list of available electric vehicles.</text:p>
            <text:p>3. Open detailed information about one of the electric</text:p>
            <text:p> vehicles</text:p>
          </table:table-cell>
          <table:table-cell table:style-name="ce8" office:value-type="string" calcext:value-type="string">
            <text:p>The user can view the list</text:p>
            <text:p> of electric vehicles and</text:p>
            <text:p> access detailed information about</text:p>
            <text:p>each of them</text:p>
          </table:table-cell>
          <table:table-cell table:style-name="ce8" office:value-type="string" calcext:value-type="string">
            <text:p>The product information on the website</text:p>
            <text:p> is unstructured, lacking</text:p>
            <text:p> a unified description and</text:p>
            <text:p> defined specifications. </text:p>
            <text:p>Information is written in different</text:p>
            <text:p> languages, and some products</text:p>
            <text:p> have no description at all. </text:p>
            <text:p>There are items that </text:p>
            <text:p>feature only one photo</text:p>
            <text:p> without any details.</text:p>
          </table:table-cell>
          <table:table-cell table:style-name="ce8" office:value-type="string" calcext:value-type="string">
            <text:p>Functional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7. Test Drive Reservation</text:p>
          </table:table-cell>
          <table:table-cell table:style-name="ce8" office:value-type="string" calcext:value-type="string">
            <text:p>7.1. Test Drive Booking</text:p>
          </table:table-cell>
          <table:table-cell table:style-name="ce10" office:value-type="float" office:value="701" calcext:value-type="float">
            <text:p>701</text:p>
          </table:table-cell>
          <table:table-cell table:style-name="ce8" office:value-type="string" calcext:value-type="string">
            <text:p>Verify the functionality for users</text:p>
            <text:p> to easily and conveniently book</text:p>
            <text:p> a test drive of their selected</text:p>
            <text:p> electric vehicle model through</text:p>
            <text:p> the web portal</text:p>
          </table:table-cell>
          <table:table-cell table:style-name="ce7" office:value-type="string" calcext:value-type="string">
            <text:p>User is on the portal's page</text:p>
            <text:p> "Book Online"</text:p>
          </table:table-cell>
          <table:table-cell table:style-name="ce8" office:value-type="string" calcext:value-type="string">
            <text:p>1. Navigate to the "Book Online" section on the portal.</text:p>
            <text:p>2. Press the batton "Записатися"</text:p>
          </table:table-cell>
          <table:table-cell table:style-name="ce8" office:value-type="string" calcext:value-type="string">
            <text:p>The user receives an automatic</text:p>
            <text:p> confirmation email verifying</text:p>
            <text:p> their test drive booking</text:p>
          </table:table-cell>
          <table:table-cell table:style-name="ce8" office:value-type="string" calcext:value-type="string">
            <text:p>The user does not have</text:p>
            <text:p> the option to choose</text:p>
            <text:p> an electric vehicle</text:p>
            <text:p> model to schedule a test drive</text:p>
          </table:table-cell>
          <table:table-cell table:style-name="ce8" office:value-type="string" calcext:value-type="string">
            <text:p>Functional test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8. Provide users with the</text:p>
            <text:p> ability to leave and view</text:p>
            <text:p> objective reviews</text:p>
            <text:p> about products on</text:p>
            <text:p> the web portal</text:p>
          </table:table-cell>
          <table:table-cell table:style-name="ce8" office:value-type="string" calcext:value-type="string">
            <text:p>8.1. Product Reviews</text:p>
          </table:table-cell>
          <table:table-cell table:style-name="ce10" office:value-type="float" office:value="801" calcext:value-type="float">
            <text:p>801</text:p>
          </table:table-cell>
          <table:table-cell table:style-name="ce8" office:value-type="string" calcext:value-type="string">
            <text:p>Verify for users to leave reviews</text:p>
            <text:p> about products</text:p>
          </table:table-cell>
          <table:table-cell table:style-name="ce8" office:value-type="string" calcext:value-type="string">
            <text:p>User is on the product page</text:p>
            <text:p> of a selected item</text:p>
          </table:table-cell>
          <table:table-cell table:style-name="ce8" office:value-type="string" calcext:value-type="string">
            <text:p>1. Navigate to product Page.</text:p>
            <text:p>2.Select item</text:p>
          </table:table-cell>
          <table:table-cell table:style-name="ce8" office:value-type="string" calcext:value-type="string">
            <text:p>The product page should</text:p>
            <text:p> display information about</text:p>
            <text:p> the product,</text:p>
            <text:p> including existing reviews</text:p>
            <text:p> and the option to leave a review</text:p>
          </table:table-cell>
          <table:table-cell table:style-name="ce8" office:value-type="string" calcext:value-type="string">
            <text:p>The user does not have</text:p>
            <text:p> the ability to leave a comment</text:p>
            <text:p> with a product review</text:p>
          </table:table-cell>
          <table:table-cell table:style-name="ce7" office:value-type="string" calcext:value-type="string">
            <text:p>Functional testing</text:p>
          </table:table-cell>
          <table:table-cell table:style-name="ce3"/>
          <table:table-cell table:number-columns-repeated="1014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2" meta:object-count="0"/>
    <meta:generator>LibreOfficeDev/6.0.5.2$Linux_X86_64 LibreOffice_project/</meta:generator>
  </office:meta>
</office:document-meta>
</file>